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7a8c7" officeooo:paragraph-rsid="0017a8c7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6pt" fo:language="en" fo:country="US" fo:font-style="normal" fo:font-weight="normal" officeooo:rsid="0017a8c7" officeooo:paragraph-rsid="0017a8c7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6pt" fo:language="ru" fo:country="RU" fo:font-style="normal" fo:font-weight="normal" officeooo:rsid="0017a8c7" officeooo:paragraph-rsid="0017a8c7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РАБОЧЕГО МЕСТА</text:p>
      <text:p text:style-name="P1"/>
      <text:p text:style-name="P2">1) <text:span text:style-name="T2">Установить </text:span>Delphi XE 10.1 Berlin (<text:span text:style-name="T2">при инсталляции выбрать параметр язык по умолчанию</text:span>).</text:p>
      <text:p text:style-name="P3">2) Установить <text:span text:style-name="T1">MySQL Server Community </text:span>с официального сайта <text:span text:style-name="T1">MySQL</text:span></text:p>
      <text:p text:style-name="P3">Замечание: при установке <text:span text:style-name="T1">Delphi </text:span>версии <text:span text:style-name="T1">x86 </text:span>и <text:span text:style-name="T1">MySQL </text:span>версии <text:span text:style-name="T1">x64 </text:span>будут проблемы при отладочной работе с проектами. Для решения проблемы надо на сайте <text:span text:style-name="T1">MySQL </text:span>скачать архив <text:span text:style-name="T1">connector.c.zip (</text:span>название будет подобное этому<text:span text:style-name="T1">) </text:span>версии <text:s/><text:span text:style-name="T1">x86, </text:span>скопировать его в папку <text:s text:c="2"/>каталогов <text:span text:style-name="T1">Delphi, </text:span>связанных с версией <text:s/><text:span text:style-name="T1">x86, </text:span>и загрузить патч.</text:p>
      <text:p text:style-name="P3">3) Через <text:span text:style-name="T1">Monitor (</text:span>на <text:span text:style-name="T1">GitHub’</text:span>е<text:span text:style-name="T1">) </text:span>подключиться к <text:span text:style-name="T1">MySQ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9:32:33.958000000</meta:creation-date>
    <dc:date>2016-07-22T09:40:03.277000000</dc:date>
    <meta:editing-duration>PT7M33S</meta:editing-duration>
    <meta:editing-cycles>1</meta:editing-cycles>
    <meta:document-statistic meta:table-count="0" meta:image-count="0" meta:object-count="0" meta:page-count="1" meta:paragraph-count="5" meta:word-count="79" meta:character-count="543" meta:non-whitespace-character-count="465"/>
    <meta:generator>LibreOffice/5.1.1.3$Windows_x86 LibreOffice_project/89f508ef3ecebd2cfb8e1def0f0ba9a803b88a6d</meta:generator>
  </office:meta>
</office:document-meta>
</file>